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332" officeooo:paragraph-rsid="0005c332"/>
    </style:style>
    <style:style style:name="P2" style:family="paragraph" style:parent-style-name="Standard">
      <style:text-properties officeooo:rsid="0005c332" officeooo:paragraph-rsid="0005c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_DST_TABLE</text:p>
      <text:p text:style-name="P1"/>
      <text:p text:style-name="P1"/>
      <text:p text:style-name="P1">INV_NETWORKS_TABLE</text:p>
      <text:p text:style-name="P1"/>
      <text:p text:style-name="P1"/>
      <text:p text:style-name="P1">INV_SRV_DATA_TAB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2:22:53.661951612</meta:creation-date>
    <dc:date>2024-06-09T13:53:40.861955367</dc:date>
    <meta:editing-duration>PT1M40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3" meta:word-count="3" meta:character-count="49" meta:non-whitespace-character-count="49"/>
  </office:meta>
</office:document-meta>
</file>